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3333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11.684cm" svg:height="4.318cm" svg:x="16.254cm" svg:y="5.739cm">
          <text:p text:style-name="P1"><text:span text:style-name="T1">THREAD I: read_thread()</text:span></text:p>
          <text:p text:style-name="P1">1. read from local file or remote url</text:p>
          <text:p text:style-name="P1">2. container parser</text:p>
        </draw:ellipse>
        <draw:ellipse draw:style-name="gr1" draw:text-style-name="P1" draw:layer="layout" svg:width="8.382cm" svg:height="3.429cm" svg:x="8.38cm" svg:y="18.82cm">
          <text:p text:style-name="P1"><text:span text:style-name="T1">THREAD II: audio_thread()</text:span></text:p>
          <text:p text:style-name="P1">1. Audio decoder</text:p>
          <text:p text:style-name="P1">2. Audio filter/processing</text:p>
        </draw:ellipse>
        <draw:ellipse draw:style-name="gr1" draw:text-style-name="P1" draw:layer="layout" svg:width="9.144cm" svg:height="3.302cm" svg:x="29.335cm" svg:y="18.693cm">
          <text:p text:style-name="P1"><text:span text:style-name="T1">THREAD IV: subtitle_thread()</text:span></text:p>
          <text:p text:style-name="P1">1. subtitle decoder</text:p>
        </draw:ellipse>
        <draw:ellipse draw:style-name="gr1" draw:text-style-name="P1" draw:layer="layout" svg:width="9.398cm" svg:height="3.81cm" svg:x="18.54cm" svg:y="18.566cm">
          <text:p text:style-name="P1"><text:s/><text:span text:style-name="T1">THREAD III: video_thread()</text:span></text:p>
          <text:p text:style-name="P1">1. Video decoder</text:p>
          <text:p text:style-name="P1">2. Video filter/processing</text:p>
        </draw:ellipse>
        <draw:custom-shape draw:style-name="gr2" draw:text-style-name="P2" draw:layer="layout" svg:width="0.762cm" svg:height="4.534cm" draw:transform="rotate (-0.534768882812148) translate (15.771cm 11.962cm)">
          <text:p text:style-name="P2">PacketQueue audioq;</text:p>
          <text:p text:style-name="P2">(AVPacket wrapper)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2" draw:layer="layout" svg:x1="17.905cm" svg:y1="9.422cm" svg:x2="16.127cm" svg:y2="12.216cm">
          <text:p/>
        </draw:line>
        <draw:line draw:style-name="gr3" draw:text-style-name="P2" draw:layer="layout" svg:x1="13.714cm" svg:y1="16.026cm" svg:x2="12.063cm" svg:y2="18.82cm">
          <text:p/>
        </draw:line>
        <draw:custom-shape draw:style-name="gr2" draw:text-style-name="P2" draw:layer="layout" svg:width="0.762cm" svg:height="4.534cm" draw:transform="rotate (-0.0050614548319692) translate (22.703cm 11.994cm)">
          <text:p text:style-name="P2">PacketQueue videoq;</text:p>
          <text:p text:style-name="P2">(AVPacket wrapper)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0.762cm" svg:height="4.534cm" draw:transform="rotate (0.922930108454427) translate (27.762cm 12.628cm)">
          <text:p text:style-name="P3"><text:span text:style-name="T2">PacketQueue subtitleq;</text:span></text:p>
          <text:p text:style-name="P3"><text:span text:style-name="T2">(AVPacket wrapper)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2" draw:layer="layout" svg:x1="23.112cm" svg:y1="9.93cm" svg:x2="23.112cm" svg:y2="12.089cm">
          <text:p/>
        </draw:line>
        <draw:line draw:style-name="gr3" draw:text-style-name="P2" draw:layer="layout" svg:x1="23.112cm" svg:y1="16.661cm" svg:x2="23.112cm" svg:y2="18.566cm">
          <text:p/>
        </draw:line>
        <draw:line draw:style-name="gr3" draw:text-style-name="P2" draw:layer="layout" svg:x1="26.033cm" svg:y1="9.549cm" svg:x2="28.065cm" svg:y2="12.47cm">
          <text:p/>
        </draw:line>
        <draw:line draw:style-name="gr3" draw:text-style-name="P2" draw:layer="layout" svg:x1="31.621cm" svg:y1="15.137cm" svg:x2="34.288cm" svg:y2="18.82cm">
          <text:p/>
        </draw:line>
        <draw:ellipse draw:style-name="gr1" draw:text-style-name="P2" draw:layer="layout" svg:width="7.366cm" svg:height="3.81cm" svg:x="8.761cm" svg:y="28.599cm">
          <text:p text:style-name="P2"><text:span text:style-name="T1">THREAD V: SDLAudioDev1</text:span></text:p>
          <text:p text:style-name="P2"><text:span text:style-name="T1">-&gt;sdl_audio_callback()</text:span></text:p>
          <text:p text:style-name="P2">1. Avsync for audio delay</text:p>
          <text:p text:style-name="P2">2. Playback audio</text:p>
          <text:p text:style-name="P2">based on SDL audio callback</text:p>
        </draw:ellipse>
        <draw:custom-shape draw:style-name="gr2" draw:text-style-name="P2" draw:layer="layout" svg:width="0.762cm" svg:height="4.534cm" draw:transform="rotate (-0.0050614548319692) translate (12.087cm 23.299cm)">
          <text:p text:style-name="P2">FrameQueue sampq;</text:p>
          <text:p text:style-name="P2">(AVFrame wrapper)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0.762cm" svg:height="4.534cm" draw:transform="rotate (-0.0050614548319692) translate (22.755cm 23.011cm)">
          <text:p text:style-name="P2">FrameQueue pictq;</text:p>
          <text:p text:style-name="P2">(AVFrame wrapper)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ellipse draw:style-name="gr1" draw:text-style-name="P2" draw:layer="layout" svg:width="7.366cm" svg:height="3.81cm" svg:x="19.429cm" svg:y="28.599cm">
          <text:p text:style-name="P2"><text:span text:style-name="T1">THREAD VI: Main()</text:span></text:p>
          <text:p text:style-name="P2"><text:span text:style-name="T1">-&gt;video_refresh()</text:span></text:p>
          <text:p text:style-name="P2">1. Avsync for video delay</text:p>
          <text:p text:style-name="P2">2. Playback video and subtitle</text:p>
          <text:p text:style-name="P2">based on SDL Texture</text:p>
        </draw:ellipse>
        <draw:custom-shape draw:style-name="gr2" draw:text-style-name="P2" draw:layer="layout" svg:width="0.762cm" svg:height="4.534cm" draw:transform="rotate (-0.534768882812148) translate (31.473cm 23.421cm)">
          <text:p text:style-name="P2">FrameQueue subpq;</text:p>
          <text:p text:style-name="P2">(AVSubtitle wrapper)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2" draw:layer="layout" svg:x1="32.764cm" svg:y1="21.741cm" svg:x2="31.748cm" svg:y2="23.646cm">
          <text:p/>
        </draw:line>
        <draw:line draw:style-name="gr3" draw:text-style-name="P2" draw:layer="layout" svg:x1="29.462cm" svg:y1="27.456cm" svg:x2="26.922cm" svg:y2="30.758cm">
          <text:p/>
        </draw:line>
        <draw:line draw:style-name="gr3" draw:text-style-name="P2" draw:layer="layout" svg:x1="23.112cm" svg:y1="22.376cm" svg:x2="23.112cm" svg:y2="23.519cm">
          <text:p/>
        </draw:line>
        <draw:line draw:style-name="gr3" draw:text-style-name="P2" draw:layer="layout" svg:x1="23.112cm" svg:y1="27.583cm" svg:x2="23.112cm" svg:y2="28.726cm">
          <text:p/>
        </draw:line>
        <draw:line draw:style-name="gr3" draw:text-style-name="P2" draw:layer="layout" svg:x1="12.444cm" svg:y1="22.249cm" svg:x2="12.444cm" svg:y2="23.773cm">
          <text:p/>
        </draw:line>
        <draw:line draw:style-name="gr3" draw:text-style-name="P2" draw:layer="layout" svg:x1="12.444cm" svg:y1="27.583cm" svg:x2="12.444cm" svg:y2="28.853cm">
          <text:p/>
        </draw:line>
        <draw:ellipse draw:style-name="gr1" draw:text-style-name="P2" draw:layer="layout" svg:width="7.366cm" svg:height="3.81cm" svg:x="7.588cm" svg:y="1.91cm">
          <text:p text:style-name="P2"><text:span text:style-name="T1">THREAD VI: Main()</text:span></text:p>
          <text:p text:style-name="P2"><text:span text:style-name="T1">-&gt;event_loop()</text:span></text:p>
          <text:p text:style-name="P2">1. Keyboard to control the player,</text:p>
          <text:p text:style-name="P2"><text:s/>eg seek, volume, mute, full screen,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21T14:22:23.61</meta:creation-date>
    <dc:date>2017-05-21T15:11:06.31</dc:date>
    <meta:editing-duration>PT23M56S</meta:editing-duration>
    <meta:editing-cycles>10</meta:editing-cycles>
    <meta:generator>OpenOffice/4.1.2$Win32 OpenOffice.org_project/412m3$Build-9782</meta:generator>
    <meta:document-statistic meta:object-count="25"/>
  </office:meta>
</office:document-meta>
</file>